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7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.4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.4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.4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5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0pt" style:font-size-complex="10pt"/>
    </style:style>
    <style:style style:name="P5" style:family="paragraph">
      <style:text-properties fo:font-family="'Times New Roman'" style:font-style-name="Italic" style:font-family-generic="roman" style:font-pitch="variable" fo:font-size="12pt" style:font-size-asian="8pt" style:font-size-complex="8pt"/>
    </style:style>
    <style:style style:name="P6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1" style:family="text">
      <style:text-properties style:text-position="0% 100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5pt" fo:font-style="normal" style:font-size-asian="13pt" style:font-style-asian="normal" style:font-size-complex="13pt" style:font-style-complex="normal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5pt" style:font-size-asian="13pt" style:font-size-complex="13pt"/>
    </style:style>
    <style:style style:name="T5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0% 100%" fo:font-family="'Times New Roman'" style:font-style-name="Italic" style:font-family-generic="roman" style:font-pitch="variable" fo:font-size="12pt" fo:font-style="italic" style:font-size-asian="10pt" style:font-style-asian="italic" style:font-size-complex="10pt" style:font-style-complex="italic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2pt" fo:font-style="normal" style:font-size-asian="10pt" style:font-style-asian="normal" style:font-size-complex="10pt" style:font-style-complex="normal"/>
    </style:style>
    <style:style style:name="T10" style:family="text">
      <style:text-properties style:text-position="0% 100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2pt" fo:font-style="normal" style:font-size-asian="8pt" style:font-style-asian="normal" style:font-size-complex="8pt" style:font-style-complex="normal"/>
    </style:style>
    <style:style style:name="T12" style:family="text">
      <style:text-properties style:text-position="-33% 58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13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2.2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4cm" svg:height="0.972cm" svg:x="12.129cm" svg:y="3.745cm">
          <draw:text-box>
            <text:p><text:span text:style-name="T1">X</text:span><text:span text:style-name="T2">t</text:span><text:span text:style-name="T3">1</text:span></text:p>
          </draw:text-box>
        </draw:frame>
        <draw:custom-shape draw:style-name="gr1" draw:text-style-name="P1" xml:id="id3" draw:id="id3" draw:layer="layout" svg:width="0.508cm" svg:height="0.508cm" svg:x="12.2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2.265cm" svg:y="1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4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264cm" svg:y1="4.878cm" svg:x2="8.538cm" svg:y2="7.298cm" draw:start-shape="id1" draw:start-glue-point="6" draw:end-shape="id2" draw:end-glue-point="5" svg:d="M12264 4878l-3726 2420">
          <text:p/>
        </draw:connector>
        <draw:connector draw:style-name="gr3" draw:text-style-name="P1" draw:layer="layout" draw:type="line" svg:x1="12.339cm" svg:y1="7.658cm" svg:x2="8.898cm" svg:y2="7.658cm" draw:start-shape="id3" draw:start-glue-point="7" draw:end-shape="id2" draw:end-glue-point="9" svg:d="M12339 7658h-3441">
          <text:p/>
        </draw:connector>
        <draw:connector draw:style-name="gr3" draw:text-style-name="P1" draw:layer="layout" draw:type="line" svg:x1="12.339cm" svg:y1="11.298cm" svg:x2="8.898cm" svg:y2="7.658cm" draw:start-shape="id4" draw:start-glue-point="5" draw:end-shape="id2" draw:end-glue-point="9" svg:d="M12339 11298l-3441-3640">
          <text:p/>
        </draw:connector>
        <draw:frame draw:style-name="gr2" draw:text-style-name="P2" draw:layer="layout" svg:width="1.251cm" svg:height="0.972cm" svg:x="12.13cm" svg:y="7.545cm">
          <draw:text-box>
            <text:p><text:span text:style-name="T1">X</text:span><text:span text:style-name="T2">t</text:span><text:span text:style-name="T4">2</text:span></text:p>
          </draw:text-box>
        </draw:frame>
        <draw:frame draw:style-name="gr2" draw:text-style-name="P2" draw:layer="layout" svg:width="1.243cm" svg:height="0.972cm" svg:x="12.13cm" svg:y="11.545cm">
          <draw:text-box>
            <text:p><text:span text:style-name="T1">X</text:span><text:span text:style-name="T2">tn</text:span></text:p>
          </draw:text-box>
        </draw:frame>
        <draw:frame draw:style-name="gr4" draw:text-style-name="P3" draw:layer="layout" svg:width="1.694cm" svg:height="0.83cm" svg:x="9.847cm" svg:y="3.972cm">
          <draw:text-box draw:corner-radius="1.189cm">
            <text:p><text:span text:style-name="T5">W</text:span><text:span text:style-name="T6">(t-1)1</text:span><text:span text:style-name="T7">t</text:span><text:span text:style-name="T6">1</text:span></text:p>
          </draw:text-box>
        </draw:frame>
        <draw:custom-shape draw:style-name="gr1" draw:text-style-name="P1" xml:id="id5" draw:id="id5" draw:layer="layout" svg:width="0.508cm" svg:height="0.508cm" svg:x="8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465cm" svg:y="1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98cm" svg:y1="4.698cm" svg:x2="12.338cm" svg:y2="4.698cm" draw:start-shape="id5" draw:start-glue-point="11" draw:end-shape="id1" draw:end-glue-point="5" svg:d="M8898 4698h3440">
          <text:p/>
        </draw:connector>
        <draw:connector draw:style-name="gr3" draw:text-style-name="P1" draw:layer="layout" draw:type="line" svg:x1="8.972cm" svg:y1="4.878cm" svg:x2="12.339cm" svg:y2="7.298cm" draw:start-shape="id5" draw:start-glue-point="10" draw:end-shape="id3" draw:end-glue-point="5" svg:d="M8972 4878l3367 2420">
          <text:p/>
        </draw:connector>
        <draw:connector draw:style-name="gr3" draw:text-style-name="P1" draw:layer="layout" draw:type="line" svg:x1="8.972cm" svg:y1="4.878cm" svg:x2="12.519cm" svg:y2="11.224cm" draw:start-shape="id5" draw:start-glue-point="10" draw:end-shape="id4" draw:end-glue-point="4" svg:d="M8972 4878l3547 6346">
          <text:p/>
        </draw:connector>
        <draw:connector draw:style-name="gr3" draw:text-style-name="P1" draw:layer="layout" draw:type="line" svg:x1="8.719cm" svg:y1="11.224cm" svg:x2="12.518cm" svg:y2="5.132cm" draw:start-shape="id6" draw:start-glue-point="4" draw:end-shape="id1" draw:end-glue-point="8" svg:d="M8719 11224l3799-6092">
          <text:p/>
        </draw:connector>
        <draw:connector draw:style-name="gr3" draw:text-style-name="P1" draw:layer="layout" draw:type="line" svg:x1="8.973cm" svg:y1="11.478cm" svg:x2="12.339cm" svg:y2="7.658cm" draw:start-shape="id6" draw:start-glue-point="10" draw:end-shape="id3" draw:end-glue-point="7" svg:d="M8973 11478l3366-3820">
          <text:p/>
        </draw:connector>
        <draw:connector draw:style-name="gr3" draw:text-style-name="P1" draw:layer="layout" draw:type="line" svg:x1="8.899cm" svg:y1="11.658cm" svg:x2="12.339cm" svg:y2="11.658cm" draw:start-shape="id6" draw:start-glue-point="9" draw:end-shape="id4" draw:end-glue-point="7" svg:d="M8899 11658h3440">
          <text:p/>
        </draw:connector>
        <draw:frame draw:style-name="gr5" draw:text-style-name="P2" draw:layer="layout" svg:width="1.586cm" svg:height="0.972cm" svg:x="8.142cm" svg:y="3.748cm">
          <draw:text-box>
            <text:p><text:span text:style-name="T1">X</text:span><text:span text:style-name="T3">(</text:span><text:span text:style-name="T2">t</text:span><text:span text:style-name="T3">-1)1</text:span></text:p>
          </draw:text-box>
        </draw:frame>
        <draw:frame draw:style-name="gr6" draw:text-style-name="P4" draw:layer="layout" svg:width="1.702cm" svg:height="0.83cm" svg:x="9.509cm" svg:y="4.91cm">
          <draw:text-box draw:corner-radius="1.189cm">
            <text:p><text:span text:style-name="T8">W</text:span><text:span text:style-name="T6">(t-1)</text:span><text:span text:style-name="T9">1</text:span><text:span text:style-name="T7">t</text:span><text:span text:style-name="T9">2</text:span></text:p>
          </draw:text-box>
        </draw:frame>
        <draw:frame draw:style-name="gr7" draw:text-style-name="P5" draw:layer="layout" svg:width="1.702cm" svg:height="0.918cm" svg:x="8.163cm" svg:y="5.362cm">
          <draw:text-box draw:corner-radius="1.189cm">
            <text:p><text:span text:style-name="T10">W</text:span><text:span text:style-name="T6">(t-1)</text:span><text:span text:style-name="T11">1</text:span><text:span text:style-name="T7">t</text:span><text:span text:style-name="T12">n</text:span></text:p>
          </draw:text-box>
        </draw:frame>
        <draw:frame draw:style-name="gr8" draw:text-style-name="P5" draw:layer="layout" svg:width="1.702cm" svg:height="0.83cm" svg:x="7.96cm" svg:y="6.127cm">
          <draw:text-box draw:corner-radius="1.189cm">
            <text:p><text:span text:style-name="T10">W</text:span><text:span text:style-name="T6">(t-1)</text:span><text:span text:style-name="T11">2</text:span><text:span text:style-name="T7">t</text:span><text:span text:style-name="T11">1</text:span></text:p>
          </draw:text-box>
        </draw:frame>
        <draw:frame draw:style-name="gr8" draw:text-style-name="P3" draw:layer="layout" svg:width="1.702cm" svg:height="0.83cm" svg:x="8.849cm" svg:y="6.918cm">
          <draw:text-box draw:corner-radius="1.189cm">
            <text:p><text:span text:style-name="T5">W</text:span><text:span text:style-name="T6">(t-1)</text:span><text:span text:style-name="T6">2</text:span><text:span text:style-name="T7">t</text:span><text:span text:style-name="T6">2</text:span></text:p>
          </draw:text-box>
        </draw:frame>
        <draw:frame draw:style-name="gr8" draw:text-style-name="P5" draw:layer="layout" svg:width="1.702cm" svg:height="0.83cm" svg:x="8.368cm" svg:y="8.063cm">
          <draw:text-box draw:corner-radius="1.189cm">
            <text:p><text:span text:style-name="T10">W</text:span><text:span text:style-name="T6">(t-1)</text:span><text:span text:style-name="T11">2</text:span><text:span text:style-name="T7">t</text:span><text:span text:style-name="T12">n</text:span></text:p>
          </draw:text-box>
        </draw:frame>
        <draw:frame draw:style-name="gr8" draw:text-style-name="P5" draw:layer="layout" svg:width="1.702cm" svg:height="0.83cm" svg:x="7.756cm" svg:y="9.928cm">
          <draw:text-box draw:corner-radius="1.189cm">
            <text:p><text:span text:style-name="T10">W</text:span><text:span text:style-name="T6">(t-1)</text:span><text:span text:style-name="T12">n</text:span><text:span text:style-name="T7">t</text:span><text:span text:style-name="T11">1</text:span></text:p>
          </draw:text-box>
        </draw:frame>
        <draw:frame draw:style-name="gr8" draw:text-style-name="P5" draw:layer="layout" svg:width="1.702cm" svg:height="0.83cm" svg:x="9.45cm" svg:y="10.569cm">
          <draw:text-box draw:corner-radius="1.189cm">
            <text:p><text:span text:style-name="T10">W</text:span><text:span text:style-name="T6">(t-1)</text:span><text:span text:style-name="T12">n</text:span><text:span text:style-name="T7">t</text:span><text:span text:style-name="T11">2</text:span></text:p>
          </draw:text-box>
        </draw:frame>
        <draw:frame draw:style-name="gr8" draw:text-style-name="P5" draw:layer="layout" svg:width="1.702cm" svg:height="0.83cm" svg:x="9.936cm" svg:y="11.59cm">
          <draw:text-box draw:corner-radius="1.189cm">
            <text:p><text:span text:style-name="T5">W</text:span><text:span text:style-name="T6">(t-1)</text:span><text:span text:style-name="T7">nt</text:span><text:span text:style-name="T12">n</text:span></text:p>
          </draw:text-box>
        </draw:frame>
        <draw:custom-shape draw:style-name="gr1" draw:text-style-name="P1" xml:id="id7" draw:id="id7" draw:layer="layout" svg:width="0.508cm" svg:height="0.508cm" svg:x="15.9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627cm" svg:height="0.972cm" svg:x="15.829cm" svg:y="3.745cm">
          <draw:text-box>
            <text:p><text:span text:style-name="T1">X</text:span><text:span text:style-name="T3">(</text:span><text:span text:style-name="T2">t</text:span><text:span text:style-name="T3">+1)1</text:span></text:p>
          </draw:text-box>
        </draw:frame>
        <draw:custom-shape draw:style-name="gr1" draw:text-style-name="P1" xml:id="id8" draw:id="id8" draw:layer="layout" svg:width="0.508cm" svg:height="0.508cm" svg:x="15.9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15.965cm" svg:y="1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26cm" svg:height="0.972cm" svg:x="15.93cm" svg:y="7.545cm">
          <draw:text-box>
            <text:p><text:span text:style-name="T1">X</text:span><text:span text:style-name="T3">(</text:span><text:span text:style-name="T2">t</text:span><text:span text:style-name="T3">+1)</text:span><text:span text:style-name="T4">2</text:span></text:p>
          </draw:text-box>
        </draw:frame>
        <draw:frame draw:style-name="gr2" draw:text-style-name="P2" draw:layer="layout" svg:width="1.626cm" svg:height="0.972cm" svg:x="15.83cm" svg:y="11.545cm">
          <draw:text-box>
            <text:p><text:span text:style-name="T1">X</text:span><text:span text:style-name="T3">(</text:span><text:span text:style-name="T2">t</text:span><text:span text:style-name="T3">+1)</text:span><text:span text:style-name="T2">n</text:span></text:p>
          </draw:text-box>
        </draw:frame>
        <draw:connector draw:style-name="gr3" draw:text-style-name="P1" draw:layer="layout" draw:type="line" svg:x1="12.698cm" svg:y1="4.698cm" svg:x2="16.038cm" svg:y2="4.698cm" draw:start-shape="id1" draw:start-glue-point="11" draw:end-shape="id7" draw:end-glue-point="5" svg:d="M12698 4698h3340">
          <text:p/>
        </draw:connector>
        <draw:connector draw:style-name="gr3" draw:text-style-name="P1" draw:layer="layout" draw:type="line" svg:x1="12.772cm" svg:y1="4.878cm" svg:x2="16.219cm" svg:y2="7.224cm" draw:start-shape="id1" draw:start-glue-point="10" draw:end-shape="id8" draw:end-glue-point="4" svg:d="M12772 4878l3447 2346">
          <text:p/>
        </draw:connector>
        <draw:connector draw:style-name="gr3" draw:text-style-name="P1" draw:layer="layout" draw:type="line" svg:x1="12.518cm" svg:y1="5.132cm" svg:x2="16.219cm" svg:y2="11.224cm" draw:start-shape="id1" draw:start-glue-point="8" draw:end-shape="id9" draw:end-glue-point="4" svg:d="M12518 5132l3701 6092">
          <text:p/>
        </draw:connector>
        <draw:frame draw:style-name="gr8" draw:text-style-name="P3" draw:layer="layout" svg:width="1.702cm" svg:height="0.83cm" svg:x="13.448cm" svg:y="3.972cm">
          <draw:text-box draw:corner-radius="1.189cm">
            <text:p><text:span text:style-name="T5">W</text:span><text:span text:style-name="T7">t</text:span><text:span text:style-name="T6">1(t+1)1</text:span></text:p>
          </draw:text-box>
        </draw:frame>
        <draw:frame draw:style-name="gr8" draw:text-style-name="P3" draw:layer="layout" svg:width="1.702cm" svg:height="0.83cm" svg:x="13.249cm" svg:y="4.872cm">
          <draw:text-box draw:corner-radius="1.189cm">
            <text:p><text:span text:style-name="T5">W</text:span><text:span text:style-name="T7">t</text:span><text:span text:style-name="T6">1(t+1)</text:span><text:span text:style-name="T6">2</text:span></text:p>
          </draw:text-box>
        </draw:frame>
        <draw:frame draw:style-name="gr8" draw:text-style-name="P3" draw:layer="layout" svg:width="1.702cm" svg:height="0.83cm" svg:x="15.395cm" svg:y="9.772cm">
          <draw:text-box draw:corner-radius="1.189cm">
            <text:p><text:span text:style-name="T5">W</text:span><text:span text:style-name="T7">t</text:span><text:span text:style-name="T6">1(t+1)</text:span><text:span text:style-name="T7">n</text:span></text:p>
          </draw:text-box>
        </draw:frame>
        <draw:connector draw:style-name="gr3" draw:text-style-name="P1" draw:layer="layout" draw:type="line" svg:x1="12.519cm" svg:y1="7.224cm" svg:x2="15.964cm" svg:y2="4.878cm" draw:start-shape="id3" draw:start-glue-point="4" draw:end-shape="id7" draw:end-glue-point="6" svg:d="M12519 7224l3445-2346">
          <text:p/>
        </draw:connector>
        <draw:connector draw:style-name="gr3" draw:text-style-name="P1" draw:layer="layout" draw:type="line" svg:x1="12.699cm" svg:y1="7.298cm" svg:x2="16.039cm" svg:y2="7.298cm" draw:start-shape="id3" draw:start-glue-point="11" draw:end-shape="id8" draw:end-glue-point="5" svg:d="M12699 7298h3340">
          <text:p/>
        </draw:connector>
        <draw:frame draw:style-name="gr8" draw:text-style-name="P3" draw:layer="layout" svg:width="1.702cm" svg:height="0.83cm" svg:x="11.67cm" svg:y="6.172cm">
          <draw:text-box draw:corner-radius="1.189cm">
            <text:p><text:span text:style-name="T5">W</text:span><text:span text:style-name="T7">t</text:span><text:span text:style-name="T6">2(t+1)</text:span><text:span text:style-name="T6">1</text:span></text:p>
          </draw:text-box>
        </draw:frame>
        <draw:frame draw:style-name="gr8" draw:text-style-name="P3" draw:layer="layout" svg:width="1.702cm" svg:height="0.83cm" svg:x="14.549cm" svg:y="7.172cm">
          <draw:text-box draw:corner-radius="1.189cm">
            <text:p><text:span text:style-name="T5">W</text:span><text:span text:style-name="T7">t</text:span><text:span text:style-name="T6">2(t+1)</text:span><text:span text:style-name="T6">2</text:span></text:p>
          </draw:text-box>
        </draw:frame>
        <draw:frame draw:style-name="gr8" draw:text-style-name="P3" draw:layer="layout" svg:width="1.702cm" svg:height="0.83cm" svg:x="13.93cm" svg:y="10.072cm">
          <draw:text-box draw:corner-radius="1.189cm">
            <text:p><text:span text:style-name="T5">W</text:span><text:span text:style-name="T7">t</text:span><text:span text:style-name="T6">2(t+1)</text:span><text:span text:style-name="T7">n</text:span></text:p>
          </draw:text-box>
        </draw:frame>
        <draw:connector draw:style-name="gr3" draw:text-style-name="P1" draw:layer="layout" draw:type="line" svg:x1="12.773cm" svg:y1="7.478cm" svg:x2="16.039cm" svg:y2="11.298cm" draw:start-shape="id3" draw:start-glue-point="10" draw:end-shape="id9" draw:end-glue-point="5" svg:d="M12773 7478l3266 3820">
          <text:p/>
        </draw:connector>
        <draw:connector draw:style-name="gr3" draw:text-style-name="P1" draw:layer="layout" draw:type="line" svg:x1="12.519cm" svg:y1="11.224cm" svg:x2="15.964cm" svg:y2="4.878cm" draw:start-shape="id4" draw:start-glue-point="4" draw:end-shape="id7" draw:end-glue-point="6" svg:d="M12519 11224l3445-6346">
          <text:p/>
        </draw:connector>
        <draw:connector draw:style-name="gr3" draw:text-style-name="P1" draw:layer="layout" draw:type="line" svg:x1="12.699cm" svg:y1="11.298cm" svg:x2="16.219cm" svg:y2="7.732cm" draw:start-shape="id4" draw:start-glue-point="11" draw:end-shape="id8" draw:end-glue-point="8" svg:d="M12699 11298l3520-3566">
          <text:p/>
        </draw:connector>
        <draw:frame draw:style-name="gr8" draw:text-style-name="P3" draw:layer="layout" svg:width="1.702cm" svg:height="0.83cm" svg:x="11.922cm" svg:y="8.884cm">
          <draw:text-box draw:corner-radius="1.189cm">
            <text:p><text:span text:style-name="T5">W</text:span><text:span text:style-name="T7">tn</text:span><text:span text:style-name="T6">(t+1)</text:span><text:span text:style-name="T6">1</text:span></text:p>
          </draw:text-box>
        </draw:frame>
        <draw:frame draw:style-name="gr8" draw:text-style-name="P3" draw:layer="layout" svg:width="1.702cm" svg:height="0.83cm" svg:x="12.96cm" svg:y="10.672cm">
          <draw:text-box draw:corner-radius="1.189cm">
            <text:p><text:span text:style-name="T5">W</text:span><text:span text:style-name="T7">tn</text:span><text:span text:style-name="T6">(t+1)</text:span><text:span text:style-name="T6">2</text:span></text:p>
          </draw:text-box>
        </draw:frame>
        <draw:frame draw:style-name="gr8" draw:text-style-name="P3" draw:layer="layout" svg:width="1.702cm" svg:height="0.83cm" svg:x="13.65cm" svg:y="11.587cm">
          <draw:text-box draw:corner-radius="1.189cm">
            <text:p><text:span text:style-name="T5">W</text:span><text:span text:style-name="T7">tn</text:span><text:span text:style-name="T6">(t+1)</text:span><text:span text:style-name="T7">n</text:span></text:p>
          </draw:text-box>
        </draw:frame>
        <draw:connector draw:style-name="gr3" draw:text-style-name="P1" draw:layer="layout" draw:type="line" svg:x1="12.699cm" svg:y1="11.658cm" svg:x2="16.039cm" svg:y2="11.658cm" draw:start-shape="id4" draw:start-glue-point="9" draw:end-shape="id9" draw:end-glue-point="7" svg:d="M12699 11658h3340">
          <text:p/>
        </draw:connector>
        <draw:frame draw:style-name="gr5" draw:text-style-name="P2" draw:layer="layout" svg:width="1.586cm" svg:height="0.972cm" svg:x="7.142cm" svg:y="7.048cm">
          <draw:text-box>
            <text:p><text:span text:style-name="T1">X</text:span><text:span text:style-name="T3">(</text:span><text:span text:style-name="T2">t</text:span><text:span text:style-name="T3">-1)2</text:span></text:p>
          </draw:text-box>
        </draw:frame>
        <draw:frame draw:style-name="gr5" draw:text-style-name="P2" draw:layer="layout" svg:width="1.586cm" svg:height="0.972cm" svg:x="8.042cm" svg:y="11.548cm">
          <draw:text-box>
            <text:p><text:span text:style-name="T1">X</text:span><text:span text:style-name="T3">(</text:span><text:span text:style-name="T2">t</text:span><text:span text:style-name="T3">-1)</text:span><text:span text:style-name="T2">n</text:span></text:p>
          </draw:text-box>
        </draw:frame>
        <draw:frame draw:style-name="gr10" draw:text-style-name="P6" draw:layer="layout" svg:width="0.985cm" svg:height="0.971cm" draw:transform="rotate (1.5707963267946) translate (8.008cm 9.886cm)">
          <draw:text-box>
            <text:p><text:span text:style-name="T13">...</text:span></text:p>
          </draw:text-box>
        </draw:frame>
        <draw:frame draw:style-name="gr10" draw:text-style-name="P6" draw:layer="layout" svg:width="0.985cm" svg:height="0.971cm" draw:transform="rotate (1.5707963267946) translate (15.508cm 9.886cm)">
          <draw:text-box>
            <text:p><text:span text:style-name="T1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8:58:59.62</dc:date>
    <dc:creator>Loc Nguyen</dc:creator>
    <meta:editing-duration>PT6H7M40S</meta:editing-duration>
    <meta:editing-cycles>137</meta:editing-cycles>
    <meta:generator>OpenOffice/4.1.0$Win32 OpenOffice.org_project/410m18$Build-9764</meta:generator>
    <meta:document-statistic meta:object-count="56"/>
  </office:meta>
</office:document-meta>
</file>